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2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cc00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fo:border="2.49pt solid #00cc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 style:text-align-source="fix" style:repeat-content="false" fo:border="2.49pt solid #00cc00"/>
      <style:paragraph-properties fo:text-align="center" fo:margin-left="0mm"/>
    </style:style>
    <style:style style:name="ce4" style:family="table-cell" style:parent-style-name="Default">
      <style:table-cell-properties fo:background-color="#00ffff" fo:border="2.49pt solid #00cc00"/>
    </style:style>
    <style:style style:name="ce5" style:family="table-cell" style:parent-style-name="Default">
      <style:table-cell-properties fo:border="2.49pt solid #00cc00"/>
    </style:style>
    <style:style style:name="ce6" style:family="table-cell" style:parent-style-name="Default">
      <style:table-cell-properties fo:background-color="#ffff00" fo:border="2.49pt solid #00cc00"/>
    </style:style>
    <style:style style:name="ce7" style:family="table-cell" style:parent-style-name="Default">
      <style:table-cell-properties fo:background-color="#999999" fo:border="2.49pt solid #00cc00"/>
    </style:style>
    <style:style style:name="ce8" style:family="table-cell" style:parent-style-name="Default">
      <style:table-cell-properties style:text-align-source="fix" style:repeat-content="false" fo:border="2.49pt solid #00cc33"/>
      <style:paragraph-properties fo:text-align="center" fo:margin-left="0mm"/>
    </style:style>
    <style:style style:name="ce9" style:family="table-cell" style:parent-style-name="Default">
      <style:table-cell-properties fo:background-color="#ffff00" fo:border="2.49pt solid #00cc33"/>
    </style:style>
    <style:style style:name="ce10" style:family="table-cell" style:parent-style-name="Default">
      <style:table-cell-properties fo:background-color="#999999" fo:border="2.49pt solid #00cc33"/>
    </style:style>
    <style:style style:name="ce11" style:family="table-cell" style:parent-style-name="Default">
      <style:table-cell-properties style:text-align-source="fix" style:repeat-content="false" fo:border="2.49pt solid #00cc33"/>
      <style:paragraph-properties fo:text-align="center" fo:margin-left="0mm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order="2.49pt solid #00cc33"/>
    </style:style>
  </office:automatic-styles>
  <office:body>
    <office:spreadsheet>
      <table:calculation-settings table:automatic-find-labels="false"/>
      <table:table table:name="février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2"/>
        <table:table-column table:style-name="co2" table:number-columns-repeated="3" table:default-cell-style-name="ce12"/>
        <table:table-row table:style-name="ro1">
          <table:table-cell table:style-name="ce1"/>
          <table:table-cell/>
          <table:table-cell table:style-name="ce8" office:value-type="string" calcext:value-type="string">
            <text:p>Evenement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février</text:p>
          </table:table-cell>
          <table:covered-table-cell table:style-name="ce6"/>
          <table:table-cell table:style-name="ce9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credi</text:p>
          </table:table-cell>
          <table:table-cell table:style-name="ce10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udi</text:p>
          </table:table-cell>
          <table:table-cell table:style-name="ce10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dredi</text:p>
          </table:table-cell>
          <table:table-cell table:style-name="ce10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samedi</text:p>
          </table:table-cell>
          <table:table-cell table:style-name="ce10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dimanche</text:p>
          </table:table-cell>
          <table:table-cell table:style-name="ce10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ndi</text:p>
          </table:table-cell>
          <table:table-cell table:style-name="ce10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di</text:p>
          </table:table-cell>
          <table:table-cell table:style-name="ce10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credi</text:p>
          </table:table-cell>
          <table:table-cell table:style-name="ce10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eudi</text:p>
          </table:table-cell>
          <table:table-cell table:style-name="ce10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dredi</text:p>
          </table:table-cell>
          <table:table-cell table:style-name="ce10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samedi</text:p>
          </table:table-cell>
          <table:table-cell table:style-name="ce10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dimanche</text:p>
          </table:table-cell>
          <table:table-cell table:style-name="ce11"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<text:s text:c="4"/>Learning <text:s/>c programming as <text:s/>main activity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learning <text:s/>the <text:s/>last <text:s/>chapter <text:s/>in C <text:s/>before <text:s/>the <text:s/>end <text:s/>(struct,union,pointer <text:s/>to struct )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rcredi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udi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endredi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samedi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dimanche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undi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di</text:p>
          </table:table-cell>
          <table:table-cell table:number-columns-repeated="4"/>
        </table:table-row>
        <table:table-row table:style-name="ro1" table:number-rows-repeated="2">
          <table:table-cell table:style-name="ce4"/>
          <table:table-cell table:number-columns-repeated="5"/>
        </table:table-row>
        <table:table-row table:style-name="ro1"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4">00/00/0000</text:date>, <text:time style:data-style-name="N2" text:time-value="18:30:55.540691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2T16:58:55.081748091</meta:creation-date>
    <dc:date>2023-02-14T18:31:57.298684304</dc:date>
    <meta:editing-duration>PT8M19S</meta:editing-duration>
    <meta:editing-cycles>5</meta:editing-cycles>
    <meta:generator>LibreOffice/5.1.6.2$Linux_x86 LibreOffice_project/10m0$Build-2</meta:generator>
    <meta:document-statistic meta:table-count="1" meta:cell-count="61" meta:object-count="0"/>
  </office:meta>
</office:document-meta>
</file>